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Fine_20_Dashed" svg:stroke-color="#999999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2.7cm" svg:x="5.45cm" svg:y="3.4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3.4cm">
          <text:p text:style-name="P1">Reg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3.4cm">
          <text:p text:style-name="P1">Cl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8.3cm" svg:y="2cm">
          <text:p text:style-name="P1">Season</text:p>
          <text:p text:style-name="P1">Particip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7.701cm">
          <text:p text:style-name="P1">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9.4cm" svg:y="12cm">
          <text:p text:style-name="P1">Template<text:line-break/>G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cm" svg:height="2.7cm" svg:x="13.5cm" svg:y="7.701cm">
          <text:p text:style-name="P1">Tourna</text:p>
          <text:p text:style-name="P1">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7.45cm" svg:y="7.701cm">
          <text:p text:style-name="P1">Seed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12cm"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5cm" svg:y="16.1cm">
          <text:p text:style-name="P1">I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5.45cm" svg:y="7.701cm">
          <text:p text:style-name="P1">Discipline<text:line-break/>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7cm" svg:height="2.7cm" svg:x="5.45cm" svg:y="12cm">
          <text:p text:style-name="P1">Discip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4.75cm" svg:x2="8.1cm" svg:y2="4.75cm">
          <text:p/>
        </draw:line>
        <draw:line draw:style-name="gr2" draw:text-style-name="P1" draw:layer="layout" svg:x1="13.4cm" svg:y1="4.75cm" svg:x2="12.2cm" svg:y2="4.75cm">
          <text:p/>
        </draw:line>
        <draw:line draw:style-name="gr2" draw:text-style-name="P1" draw:layer="layout" svg:x1="18.3cm" svg:y1="3.9cm" svg:x2="16.1cm" svg:y2="4.75cm">
          <text:p/>
        </draw:line>
        <draw:line draw:style-name="gr2" draw:text-style-name="P1" draw:layer="layout" svg:x1="19.8cm" svg:y1="8.2cm" svg:x2="24.4cm" svg:y2="4.2cm">
          <text:p/>
        </draw:line>
        <draw:line draw:style-name="gr2" draw:text-style-name="P1" draw:layer="layout" svg:x1="17.4cm" svg:y1="9.051cm" svg:x2="16.1cm" svg:y2="9.051cm">
          <text:p/>
        </draw:line>
        <draw:line draw:style-name="gr2" draw:text-style-name="P1" draw:layer="layout" svg:x1="13.4cm" svg:y1="9.051cm" svg:x2="12cm" svg:y2="9.051cm">
          <text:p/>
        </draw:line>
        <draw:line draw:style-name="gr2" draw:text-style-name="P1" draw:layer="layout" svg:x1="9.5cm" svg:y1="9.051cm" svg:x2="8.2cm" svg:y2="9.051cm">
          <text:p/>
        </draw:line>
        <draw:line draw:style-name="gr2" draw:text-style-name="P1" draw:layer="layout" svg:x1="6.8cm" svg:y1="10.4cm" svg:x2="6.8cm" svg:y2="12.1cm">
          <text:p/>
        </draw:line>
        <draw:line draw:style-name="gr2" draw:text-style-name="P1" draw:layer="layout" svg:x1="10.75cm" svg:y1="11.9cm" svg:x2="10.75cm" svg:y2="10.5cm">
          <text:p/>
        </draw:line>
        <draw:line draw:style-name="gr2" draw:text-style-name="P1" draw:layer="layout" svg:x1="14.85cm" svg:y1="12cm" svg:x2="14.85cm" svg:y2="10.4cm">
          <text:p/>
        </draw:line>
        <draw:line draw:style-name="gr2" draw:text-style-name="P1" draw:layer="layout" svg:x1="17.4cm" svg:y1="13.2cm" svg:x2="16cm" svg:y2="13.2cm">
          <text:p/>
        </draw:line>
        <draw:line draw:style-name="gr2" draw:text-style-name="P1" draw:layer="layout" svg:x1="13.4cm" svg:y1="13.3cm" svg:x2="12cm" svg:y2="13.3cm">
          <text:p/>
        </draw:line>
        <draw:custom-shape draw:style-name="gr1" draw:text-style-name="P1" draw:layer="layout" svg:width="2.7cm" svg:height="2.7cm" svg:x="17.45cm" svg:y="11.7cm">
          <text:p text:style-name="P1">Game</text:p>
          <text:p text:style-name="P1">Partici</text:p>
          <text:p text:style-name="P1">p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cm" svg:y1="12.2cm" svg:x2="24.9cm" svg:y2="4.4cm">
          <text:p/>
        </draw:line>
        <draw:line draw:style-name="gr2" draw:text-style-name="P1" draw:layer="layout" svg:x1="14.85cm" svg:y1="16cm" svg:x2="14.85cm" svg:y2="14.7cm">
          <text:p/>
        </draw:line>
        <draw:line draw:style-name="gr2" draw:text-style-name="P1" draw:layer="layout" svg:x1="14cm" svg:y1="7.9cm" svg:x2="11.6cm" svg:y2="5.8cm">
          <text:p/>
        </draw:line>
        <draw:custom-shape draw:style-name="gr1" draw:text-style-name="P1" draw:layer="layout" svg:width="2.7cm" svg:height="2.7cm" svg:x="23.9cm" svg:y="1.7cm">
          <text:p text:style-name="P1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1cm" svg:y1="3.4cm" svg:x2="24cm" svg:y2="3.7cm">
          <text:p/>
        </draw:line>
        <draw:custom-shape draw:style-name="gr1" draw:text-style-name="P1" draw:layer="layout" svg:width="2.7cm" svg:height="2.7cm" svg:x="17cm" svg:y="4.7cm">
          <text:p text:style-name="P1">Sea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cm" svg:y1="4.5cm" svg:x2="19cm" svg:y2="4.9cm">
          <text:p/>
        </draw:line>
        <draw:line draw:style-name="gr2" draw:text-style-name="P1" draw:layer="layout" svg:x1="15.7cm" svg:y1="8cm" svg:x2="17.5cm" svg:y2="6.9cm">
          <text:p/>
        </draw:line>
        <draw:connector draw:style-name="gr2" draw:text-style-name="P1" draw:layer="layout" draw:type="curve" draw:line-skew="-0.958cm" svg:x1="5.845cm" svg:y1="12.395cm" svg:x2="5.845cm" svg:y2="14.305cm" draw:start-shape="id1" draw:start-glue-point="5" draw:end-shape="id1" draw:end-glue-point="7" svg:d="M5845 12395c-2824 0-2824 1910 0 1910">
          <text:p/>
        </draw:connector>
        <draw:connector draw:style-name="gr2" draw:text-style-name="P1" draw:layer="layout" draw:type="curve" draw:line-skew="1.376cm" svg:x1="13.895cm" svg:y1="10.006cm" svg:x2="6.8cm" svg:y2="14.7cm" draw:start-shape="id2" draw:start-glue-point="7" draw:end-shape="id1" draw:end-glue-point="8" svg:d="M13895 10006c0 9856-7095 7509-7095 4694">
          <text:p/>
        </draw:connector>
      </draw:page>
      <draw:page draw:name="page2" draw:style-name="dp1" draw:master-page-name="Standard">
        <draw:rect draw:style-name="gr3" draw:text-style-name="P1" draw:layer="layout" svg:width="5.7cm" svg:height="12.5cm" svg:x="2.8cm" svg:y="4.6cm">
          <text:p text:style-name="P1">Tournament <text:line-break/>Monitor</text:p>
        </draw:rect>
        <draw:rect draw:style-name="gr3" draw:text-style-name="P1" draw:layer="layout" svg:width="2.5cm" svg:height="3.1cm" svg:x="9.7cm" svg:y="3cm">
          <text:p text:style-name="P1">Table<text:line-break/>Monitor<text:line-break/>table1</text:p>
        </draw:rect>
        <draw:rect draw:style-name="gr3" draw:text-style-name="P1" draw:layer="layout" svg:width="2.5cm" svg:height="3.1cm" svg:x="9.7cm" svg:y="7.1cm">
          <text:p text:style-name="P1">Table<text:line-break/>Monitor<text:line-break/>table2</text:p>
        </draw:rect>
        <draw:rect draw:style-name="gr3" draw:text-style-name="P1" draw:layer="layout" svg:width="2.5cm" svg:height="3.1cm" svg:x="9.8cm" svg:y="11cm">
          <text:p text:style-name="P1">Table<text:line-break/>Monitor<text:line-break/>table3</text:p>
        </draw:rect>
        <draw:rect draw:style-name="gr3" draw:text-style-name="P1" draw:layer="layout" svg:width="2.5cm" svg:height="3.1cm" svg:x="9.9cm" svg:y="15.2cm">
          <text:p text:style-name="P1">Table<text:line-break/>Monitor<text:line-break/>table4</text:p>
        </draw:rect>
        <draw:rect draw:style-name="gr3" draw:text-style-name="P1" draw:layer="layout" svg:width="2.5cm" svg:height="3.1cm" svg:x="19.287cm" svg:y="2.9cm">
          <text:p text:style-name="P1">Score<text:line-break/>Board<text:line-break/>table1</text:p>
        </draw:rect>
        <draw:rect draw:style-name="gr3" draw:text-style-name="P1" draw:layer="layout" svg:width="2.5cm" svg:height="3.1cm" svg:x="19.3cm" svg:y="7.7cm">
          <text:p text:style-name="P1">Score<text:line-break/>Board<text:line-break/>table2</text:p>
        </draw:rect>
        <draw:rect draw:style-name="gr3" draw:text-style-name="P1" draw:layer="layout" svg:width="2.5cm" svg:height="3.1cm" svg:x="19.287cm" svg:y="12.2cm">
          <text:p text:style-name="P1">Score<text:line-break/>Board<text:line-break/>table3</text:p>
        </draw:rect>
        <draw:rect draw:style-name="gr3" draw:text-style-name="P1" draw:layer="layout" svg:width="2.5cm" svg:height="3.1cm" svg:x="19.287cm" svg:y="16.1cm">
          <text:p text:style-name="P1">Score<text:line-break/>Board<text:line-break/>table4</text:p>
        </draw:rect>
        <draw:rect draw:style-name="gr4" draw:text-style-name="P1" draw:layer="layout" svg:width="11.6cm" svg:height="16.9cm" svg:x="1.9cm" svg:y="2.2cm">
          <text:p/>
        </draw:rect>
        <draw:rect draw:style-name="gr4" draw:text-style-name="P1" draw:layer="layout" svg:width="7.918cm" svg:height="4.9cm" draw:transform="skewX (0.0167551608191424) translate (17.082cm 1.7cm)">
          <text:p/>
        </draw:rect>
        <draw:frame draw:style-name="gr5" draw:layer="layout" svg:width="3.042cm" svg:height="0.962cm" svg:x="2.8cm" svg:y="2.9cm">
          <draw:text-box>
            <text:p>BackEnd</text:p>
          </draw:text-box>
        </draw:frame>
        <draw:frame draw:style-name="gr5" draw:layer="layout" svg:width="4.879cm" svg:height="0.962cm" svg:x="17.821cm" svg:y="1.8cm">
          <draw:text-box>
            <text:p>Frontend - iPad</text:p>
          </draw:text-box>
        </draw:frame>
        <draw:rect draw:style-name="gr4" draw:text-style-name="P1" draw:layer="layout" svg:width="7.918cm" svg:height="4.2cm" draw:transform="skewX (0.0195476876223328) translate (17.082cm 7cm)">
          <text:p/>
        </draw:rect>
        <draw:frame draw:style-name="gr6" draw:layer="layout" svg:width="7.479cm" svg:height="1.673cm" svg:x="17.721cm" svg:y="6.738cm">
          <draw:text-box>
            <text:p>Frontend – FireTablet 7</text:p>
          </draw:text-box>
        </draw:frame>
      </draw:page>
      <draw:page draw:name="page3" draw:style-name="dp1" draw:master-page-name="Standard">
        <draw:frame draw:style-name="gr5" draw:layer="layout" svg:width="9.887cm" svg:height="0.962cm" svg:x="10.607cm" svg:y="2.5cm">
          <draw:text-box>
            <text:p>LOOKUP CARAMBUS SERVICE</text:p>
          </draw:text-box>
        </draw:frame>
        <draw:line draw:style-name="gr2" draw:text-style-name="P1" draw:layer="layout" svg:x1="22.15cm" svg:y1="3.82cm" svg:x2="8.95cm" svg:y2="3.82cm">
          <text:p/>
        </draw:line>
        <draw:line draw:style-name="gr2" draw:text-style-name="P1" draw:layer="layout" svg:x1="9cm" svg:y1="5.499cm" svg:x2="22.1cm" svg:y2="5.499cm">
          <text:p/>
        </draw:line>
        <draw:frame draw:style-name="gr5" draw:layer="layout" svg:width="6.395cm" svg:height="0.962cm" svg:x="12.353cm" svg:y="4.179cm">
          <draw:text-box>
            <text:p>IP : PORT of Service</text:p>
          </draw:text-box>
        </draw:frame>
        <draw:line draw:style-name="gr2" draw:text-style-name="P1" draw:layer="layout" svg:x1="22.15cm" svg:y1="7.92cm" svg:x2="8.95cm" svg:y2="7.92cm">
          <text:p/>
        </draw:line>
        <draw:line draw:style-name="gr2" draw:text-style-name="P1" draw:layer="layout" svg:x1="9cm" svg:y1="9.599cm" svg:x2="22.1cm" svg:y2="9.599cm">
          <text:p/>
        </draw:line>
        <draw:frame draw:style-name="gr7" draw:layer="layout" svg:width="5.938cm" svg:height="1.062cm" svg:x="12.581cm" svg:y="6.5cm">
          <draw:text-box>
            <text:p>REGISTER TABLE</text:p>
          </draw:text-box>
        </draw:frame>
        <draw:frame draw:style-name="gr5" draw:layer="layout" svg:width="9.146cm" svg:height="0.962cm" svg:x="10.977cm" svg:y="8.279cm">
          <draw:text-box>
            <text:p>TABLE_NO, ACCESS TOKEN</text:p>
          </draw:text-box>
        </draw:frame>
        <draw:line draw:style-name="gr2" draw:text-style-name="P1" draw:layer="layout" svg:x1="22.15cm" svg:y1="11.821cm" svg:x2="8.95cm" svg:y2="11.821cm">
          <text:p/>
        </draw:line>
        <draw:line draw:style-name="gr2" draw:text-style-name="P1" draw:layer="layout" svg:x1="9cm" svg:y1="13.499cm" svg:x2="22.1cm" svg:y2="13.499cm">
          <text:p/>
        </draw:line>
        <draw:frame draw:style-name="gr5" draw:layer="layout" svg:width="9.498cm" svg:height="0.962cm" svg:x="10.573cm" svg:y="10.5cm">
          <draw:text-box>
            <text:p>FETCH TOURNAMENT STATE</text:p>
          </draw:text-box>
        </draw:frame>
        <draw:frame draw:style-name="gr5" draw:layer="layout" svg:width="10.311cm" svg:height="0.962cm" svg:x="10.166cm" svg:y="12.179cm">
          <draw:text-box>
            <text:p>TABLE MONITOR / GAME STATE</text:p>
          </draw:text-box>
        </draw:frame>
        <draw:line draw:style-name="gr2" draw:text-style-name="P1" draw:layer="layout" svg:x1="22.15cm" svg:y1="16.222cm" svg:x2="8.95cm" svg:y2="16.222cm">
          <text:p/>
        </draw:line>
        <draw:line draw:style-name="gr2" draw:text-style-name="P1" draw:layer="layout" svg:x1="9cm" svg:y1="17.9cm" svg:x2="22.1cm" svg:y2="17.9cm">
          <text:p/>
        </draw:line>
        <draw:frame draw:style-name="gr5" draw:layer="layout" svg:width="7.419cm" svg:height="0.962cm" svg:x="11.612cm" svg:y="14.901cm">
          <draw:text-box>
            <text:p>REPORT GAME STATE</text:p>
          </draw:text-box>
        </draw:frame>
        <draw:frame draw:style-name="gr5" draw:layer="layout" svg:width="10.311cm" svg:height="0.962cm" svg:x="10.166cm" svg:y="16.58cm">
          <draw:text-box>
            <text:p>TABLE MONITOR / GAME STATE</text:p>
          </draw:text-box>
        </draw:frame>
        <draw:rect draw:style-name="gr3" draw:text-style-name="P1" draw:layer="layout" svg:width="5.1cm" svg:height="16.1cm" svg:x="3.2cm" svg:y="2.6cm">
          <text:p text:style-name="P1">CARAMBUS<text:line-break/>BACKEND</text:p>
        </draw:rect>
        <draw:rect draw:style-name="gr3" draw:text-style-name="P1" draw:layer="layout" svg:width="5.1cm" svg:height="16.1cm" svg:x="22.9cm" svg:y="2.5cm">
          <text:p text:style-name="P1">SCOREBOARD<text:line-break/>FRONTEND</text:p>
        </draw:rect>
      </draw:page>
      <draw:page draw:name="page4" draw:style-name="dp1" draw:master-page-name="Standard"/>
      <draw:page draw:name="page5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not Ullrich</meta:initial-creator>
    <meta:creation-date>2020-09-19T23:31:06</meta:creation-date>
    <dc:date>2020-11-09T10:08:04</dc:date>
    <dc:creator>Gernot Ullrich</dc:creator>
    <meta:editing-duration>P18DT16H27M39S</meta:editing-duration>
    <meta:editing-cycles>4</meta:editing-cycles>
    <meta:generator>OpenOffice/4.1.7$Unix OpenOffice.org_project/417m1$Build-9800</meta:generator>
    <meta:document-statistic meta:object-count="68"/>
  </office:meta>
</office:document-meta>
</file>